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492in" fo:break-before="auto" style:use-optimal-row-height="true"/>
    </style:style>
    <style:style style:name="ro27" style:family="table-row">
      <style:table-row-properties style:row-height="2.5071in" fo:break-before="auto" style:use-optimal-row-height="true"/>
    </style:style>
    <style:style style:name="ro28" style:family="table-row">
      <style:table-row-properties style:row-height="3.9083in" fo:break-before="auto" style:use-optimal-row-height="true"/>
    </style:style>
    <style:style style:name="ro29" style:family="table-row">
      <style:table-row-properties style:row-height="1.689in" fo:break-before="auto" style:use-optimal-row-height="false"/>
    </style:style>
    <style:style style:name="ro30" style:family="table-row">
      <style:table-row-properties style:row-height="2.0429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ro40" style:family="table-row">
      <style:table-row-properties style:row-height="0.7992in" fo:break-before="auto" style:use-optimal-row-height="true"/>
    </style:style>
    <style:style style:name="ro41" style:family="table-row">
      <style:table-row-properties style:row-height="0.9571in" fo:break-before="auto" style:use-optimal-row-height="true"/>
    </style:style>
    <style:style style:name="ro42" style:family="table-row">
      <style:table-row-properties style:row-height="2.2008in" fo:break-before="auto" style:use-optimal-row-height="true"/>
    </style:style>
    <style:style style:name="ro43" style:family="table-row">
      <style:table-row-properties style:row-height="1.1055in" fo:break-before="auto" style:use-optimal-row-height="true"/>
    </style:style>
    <style:style style:name="ro44" style:family="table-row">
      <style:table-row-properties style:row-height="1.8846in" fo:break-before="auto" style:use-optimal-row-height="true"/>
    </style:style>
    <style:style style:name="ro45" style:family="table-row">
      <style:table-row-properties style:row-height="1.5791in" fo:break-before="auto" style:use-optimal-row-height="true"/>
    </style:style>
    <style:style style:name="ro46" style:family="table-row">
      <style:table-row-properties style:row-height="1.7272in" fo:break-before="auto" style:use-optimal-row-height="true"/>
    </style:style>
    <style:style style:name="ro47" style:family="table-row">
      <style:table-row-properties style:row-height="1.4209in" fo:break-before="auto" style:use-optimal-row-height="true"/>
    </style:style>
    <style:style style:name="ro48" style:family="table-row">
      <style:table-row-properties style:row-height="0.6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3333" style:font-name="Arial2" fo:font-size="10pt" fo:font-weight="normal"/>
    </style:style>
    <style:style style:name="ce174" style:family="table-cell" style:parent-style-name="Default">
      <style:text-properties fo:color="#ff0000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DejaVu Sans" style:font-name-complex="Tahoma2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82in" svg:height="1.1453in" svg:x="0.0134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58">
            <text:p>58</text:p>
          </table:table-cell>
          <table:table-cell table:style-name="ce170" table:formula="of:=COUNTIF([.L$7:.L$978];[.$J1])" office:value-type="float" office:value="58">
            <text:p>58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2">
            <text:p>2</text:p>
          </table:table-cell>
          <table:table-cell table:style-name="ce170" table:formula="of:=COUNTIF([.L$7:.L$978];[.$J2])" office:value-type="float" office:value="2">
            <text:p>2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7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 (or </text:span><text:span text:style-name="T6">documents)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 (or </text:span><text:span text:style-name="T4">documents)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portlet </text:span><text:span text:style-name="T7">by 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<text:span text:style-name="T9">- Select the </text:span><text:span text:style-name="T9">document </text:span><text:span text:style-name="T9">above</text:span></text:p>
            <text:p><text:span text:style-name="T9">- Click </text:span><text:span text:style-name="T10">Publications</text:span><text:span text:style-name="T9"> </text:span><text:span text:style-name="T9">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e</text:span><text:span text:style-name="T5">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dded category <text:s/>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Delete </text:span><text:span text:style-name="T4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ins subscription</text:p>
            <text:p>-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Send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 by </text:span><text:span text:style-name="T13">ticking on </text:span><text:span text:style-name="T13">check box 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14">- Select </text:span><text:span text:style-name="T14">Send date</text:span></text:p>
            <text:p><text:span text:style-name="T14">- Click </text:span><text:span text:style-name="T14">[</text:span><text:span text:style-name="T16">Update </text:span><text:span text:style-name="T16">Sending </text:span><text:span text:style-name="T16">Parameters</text:span><text:span text:style-name="T14">] </text:span><text:span text:style-name="T14">button to set </text:span><text:span text:style-name="T14">the time</text:span></text:p>
            <text:p><text:span text:style-name="T7">- Make </text:span><text:span text:style-name="T7">changes and </text:span><text:span text:style-name="T7">save</text:span></text:p>
            <text:p><text:span text:style-name="T17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8">Administrat</text:span><text:span text:style-name="T18">ion</text:span><text:span text:style-name="T7">] button </text:span><text:span text:style-name="T7">then select </text:span><text:span text:style-name="T7">[</text:span><text:span text:style-name="T18">Delete</text:span><text:span text:style-name="T7">] </text:span><text:span text:style-name="T7">action</text:span></text:p>
            <text:p><text:span text:style-name="T7">- Click [</text:span><text:span text:style-name="T18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 by </text:span><text:span text:style-name="T13">ticking on </text:span><text:span text:style-name="T13">check box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</text:span><text:span text:style-name="T32">subscribing </text:span><text:span text:style-name="T32">news letter. </text:span><text:span text:style-name="T32">The </text:span><text:span text:style-name="T32">confirmation </text:span><text:span text:style-name="T32">letter <text:s/>is sent </text:span><text:span text:style-name="T32">to the </text:span><text:span text:style-name="T32">inputed email </text:span><text:span text:style-name="T32">address. If </text:span><text:span text:style-name="T32">he does not </text:span><text:span text:style-name="T32">confirm this </text:span><text:span text:style-name="T32">letter, he </text:span><text:span text:style-name="T32">cannot </text:span><text:span text:style-name="T32">receive any </text:span><text:span text:style-name="T32">letter which </text:span><text:span text:style-name="T32">has the </text:span><text:span text:style-name="T32">subscription </text:span><text:span text:style-name="T32">subscribed </text:span><text:span text:style-name="T32">before. </text:span></text:p>
            <text:p><text:span text:style-name="T32">Just open </text:span><text:span text:style-name="T32">email and </text:span><text:span text:style-name="T32">click “here” </text:span><text:span text:style-name="T32">link in the </text:span><text:span text:style-name="T32">confirmation </text:span><text:span text:style-name="T32">letter to finish </text:span><text:span text:style-name="T32">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73" office:value-type="string">
            <text:p>Failed</text:p>
          </table:table-cell>
          <table:table-cell table:style-name="ce175" office:value-type="string">
            <text:p>- TESTVN-5341</text:p>
          </table:table-cell>
          <table:table-cell table:style-name="ce134"/>
          <table:table-cell table:number-columns-repeated="241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Generator</text:span></text:p>
            <text:p>- Put value in General tab</text:p>
            <text:p>- Next to <text:span text:style-name="T6">Form </text:span><text:span text:style-name="T6">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</text:span><text:span text:style-name="T6">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</text:span><text:span text:style-name="T6">ed content </text:span><text:span text:style-name="T6">list 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New </text:span><text:span text:style-name="T6">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</text:span><text:span text:style-name="T6">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</text:span><text:span text:style-name="T6">folder</text:span></text:p>
            <text:p><text:span text:style-name="T5">- Click on </text:span><text:span text:style-name="T6">New Folder</text:span><text:span text:style-name="T5">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</text:span><text:span text:style-name="T6">document</text:span></text:p>
            <text:p><text:span text:style-name="T5">- Click on </text:span><text:span text:style-name="T6">New </text:span><text:span text:style-name="T6">Content</text:span><text:span text:style-name="T5"> icon </text:span><text:span text:style-name="T5">in action bar </text:span><text:span text:style-name="T5">or right click </text:span><text:span text:style-name="T5">on the main </text:span><text:span text:style-name="T5">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</text:span><text:span text:style-name="T5">fields</text:span></text:p>
            <text:p><text:span text:style-name="T19">- Click </text:span><text:span text:style-name="T20">Save </text:span><text:span text:style-name="T20">&amp;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</text:span><text:span text:style-name="T6">Edit</text:span><text:span text:style-name="T5"> </text:span><text:span text:style-name="T5">on action </text:span><text:span text:style-name="T5">bar, perform </text:span><text:span text:style-name="T5">to edit it</text:span></text:p>
            <text:p><text:span text:style-name="T5">- Click </text:span><text:span text:style-name="T9">Save </text:span><text:span text:style-name="T9">&amp;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</text:span><text:span text:style-name="T6">document</text:span></text:p>
            <text:p>- Click on<text:span text:style-name="T6"> </text:span><text:span text:style-name="T6">New </text:span><text:span text:style-name="T6">Content</text:span> icon in action bar or right click on the main pane</text:p>
            <text:p>- Select type of document :<text:span text:style-name="T6"> </text:span><text:span text:style-name="T6">File</text:span></text:p>
            <text:p>- Put name for document and other required fields</text:p>
            <text:p>- Click<text:span text:style-name="T6"> </text:span><text:span text:style-name="T9">Save </text:span><text:span text:style-name="T9">&amp; Close</text:span><text:span text:style-name="T6"> </text:span></text:p>
            <text:p><text:span text:style-name="T6">Edit </text:span><text:span text:style-name="T6">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</text:span><text:span text:style-name="T6">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</text:span><text:span text:style-name="T6">layout </text:span><text:span text:style-name="T6">webcontent</text:span></text:p>
            <text:p>- Click on <text:span text:style-name="T6">New </text:span><text:span text:style-name="T6">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</text:span><text:span text:style-name="T6">layout </text:span><text:span text:style-name="T6">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</text:span><text:span text:style-name="T6">layout </text:span><text:span text:style-name="T6">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</text:span><text:span text:style-name="T23">layout </text:span><text:span text:style-name="T23">webcontent</text:span>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</text:span><text:span text:style-name="T5">on action bar </text:span><text:span text:style-name="T5">or right click </text:span><text:span text:style-name="T5">on the main </text:span><text:span text:style-name="T5">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</text:span><text:span text:style-name="T6">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</text:span><text:span text:style-name="T21">driver</text:span></text:p>
            <text:p><text:span text:style-name="T21">- Right click </text:span><text:span text:style-name="T21">on a node </text:span><text:span text:style-name="T21">and choose </text:span><text:span text:style-name="T6">Download </text:span><text:span text:style-name="T6">and Allow </text:span><text:span text:style-name="T6">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</text:span><text:span text:style-name="T22">address is </text:span><text:span text:style-name="T22">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</text:span><text:span text:style-name="T21">nodes</text:span></text:p>
            <text:p><text:span text:style-name="T21">- Perform to </text:span><text:span text:style-name="T21">drag a node </text:span><text:span text:style-name="T21">and drop to </text:span><text:span text:style-name="T21">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rivate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Edit icon of </text:span><text:span text:style-name="T23">tag</text:span></text:p>
            <text:p><text:span text:style-name="T23">- Change </text:span><text:span text:style-name="T23">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Add/Edit </text:span><text:span text:style-name="T6">Localised </text:span><text:span text:style-name="T6">Content</text:span><text:span text:style-name="T5">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Comment</text:span><text:span text:style-name="T5">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, click </text:span><text:span text:style-name="T9">Save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</text:span><text:span text:style-name="T9">document/Up</text:span><text:span text:style-name="T9">loaded file</text:span></text:p>
            <text:p><text:span text:style-name="T9">- Click on </text:span><text:span text:style-name="T6">Publications</text:span><text:span text:style-name="T9"> </text:span><text:span text:style-name="T9">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</text:span><text:span text:style-name="T9">document/Up</text:span><text:span text:style-name="T9">loaded file</text:span></text:p>
            <text:p><text:span text:style-name="T9">- Click on </text:span><text:span text:style-name="T6">Categories</text:span><text:span text:style-name="T9">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p</text:span><text:span text:style-name="T9">loaded file</text:span></text:p>
            <text:p><text:span text:style-name="T25">Delete </text:span><text:span text:style-name="T25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6">Relations</text:span><text:span text:style-name="T5">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8">Show </text:span><text:span text:style-name="T8">Relation</text:span></text:p>
            <text:p><text:span text:style-name="T23">- Select the </text:span><text:span text:style-name="T23">node which </text:span><text:span text:style-name="T23">Is added </text:span><text:span text:style-name="T23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 </text:span><text:span text:style-name="T7">again</text:span></text:p>
            <text:p><text:span text:style-name="T8">Delete </text:span><text:span text:style-name="T8">relation</text:span></text:p>
            <text:p><text:span text:style-name="T19">- Go to </text:span><text:span text:style-name="T19">Manage </text:span><text:span text:style-name="T19">relation list </text:span><text:span text:style-name="T19">tab</text:span></text:p>
            <text:p><text:span text:style-name="T19">- Click on </text:span><text:span text:style-name="T19">correspondin</text:span><text:span text:style-name="T19">g Delete icon </text:span><text:span text:style-name="T19">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</text:span><text:span text:style-name="T6">properties</text:span></text:p>
            <text:p><text:span text:style-name="T21">- Create a </text:span><text:span text:style-name="T21">node</text:span></text:p>
            <text:p><text:span text:style-name="T21">- Select this </text:span><text:span text:style-name="T21">node</text:span></text:p>
            <text:p><text:span text:style-name="T21">- Click on </text:span><text:span text:style-name="T6">Properties</text:span><text:span text:style-name="T21"> </text:span><text:span text:style-name="T21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</text:span><text:span text:style-name="T5">node</text:span></text:p>
            <text:p><text:span text:style-name="T5">- Click on </text:span><text:span text:style-name="T6">Permissions</text:span><text:span text:style-name="T5"> </text:span><text:span text:style-name="T5">icon in action </text:span><text:span text:style-name="T5">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</text:span><text:span text:style-name="T5">Content </text:span><text:span text:style-name="T5">Explorer</text:span></text:p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 </text:span><text:span text:style-name="T9">or </text:span><text:span text:style-name="T9">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</text:span><text:span text:style-name="T27">Searched </text:span><text:span text:style-name="T27">icon on </text:span><text:span text:style-name="T27">action bar</text:span></text:p>
            <text:p><text:span text:style-name="T27">- Click </text:span><text:span text:style-name="T27">Advanced </text:span><text:span text:style-name="T27">Search icon</text:span></text:p>
            <text:p><text:span text:style-name="T27">- Choose </text:span><text:span text:style-name="T27">Constraint </text:span><text:span text:style-name="T27">and fill value </text:span><text:span text:style-name="T27">to search, </text:span><text:span text:style-name="T27">click Add </text:span></text:p>
            <text:p><text:span text:style-name="T27">- Click </text:span><text:span text:style-name="T26">Search</text:span><text:span text:style-name="T27"> </text:span><text:span text:style-name="T27">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</text:span><text:span text:style-name="T8">query</text:span></text:p>
            <text:p><text:span text:style-name="T23">- Go to New </text:span><text:span text:style-name="T23">query tab</text:span></text:p>
            <text:p><text:span text:style-name="T23">- Perform to </text:span><text:span text:style-name="T23">create a </text:span><text:span text:style-name="T23">query</text:span></text:p>
            <text:p><text:span text:style-name="T8">Execute a </text:span><text:span text:style-name="T8">existed </text:span><text:span text:style-name="T8">query</text:span></text:p>
            <text:p><text:span text:style-name="T23">- Go to </text:span><text:span text:style-name="T23">Saved query</text:span></text:p>
            <text:p><text:span text:style-name="T23">- Click </text:span><text:span text:style-name="T23">Execute icon </text:span><text:span text:style-name="T23">of a saved </text:span><text:span text:style-name="T23">query</text:span></text:p>
            <text:p><text:span text:style-name="T8">Edit 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Edit icon of </text:span><text:span text:style-name="T23">a query</text:span></text:p>
            <text:p><text:span text:style-name="T23">- Perform to </text:span><text:span text:style-name="T23">edit the </text:span><text:span text:style-name="T23">query</text:span></text:p>
            <text:p><text:span text:style-name="T8">Delete </text:span><text:span text:style-name="T8">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Delete icon </text:span><text:span text:style-name="T23">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</text:span><text:span text:style-name="T4">Tag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3">- Click on</text:span><text:span text:style-name="T8"> </text:span><text:span text:style-name="T8">Add Style</text:span><text:span text:style-name="T23"> </text:span><text:span text:style-name="T23">button </text:span></text:p>
            <text:p><text:span text:style-name="T23">- Input </text:span><text:span text:style-name="T23">required field</text:span></text:p>
            <text:p><text:span text:style-name="T23">- Click </text:span><text:span text:style-name="T23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Tag you </text:span><text:span text:style-name="T5">want to 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9">- Click </text:span><text:span text:style-name="T29">correspondin</text:span><text:span text:style-name="T29">g Delete icon </text:span><text:span text:style-name="T29"><text:s/>with Tag you </text:span><text:span text:style-name="T29">want to </text:span><text:span text:style-name="T29">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</text:span><text:span text:style-name="T6">Category </text:span><text:span text:style-name="T6">tree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3">- Click on </text:span><text:span text:style-name="T8">Add </text:span><text:span text:style-name="T8">Category </text:span><text:span text:style-name="T8">Tree</text:span><text:span text:style-name="T23"> button</text:span></text:p>
            <text:p><text:span text:style-name="T23">- Input </text:span><text:span text:style-name="T23">required field</text:span></text:p>
            <text:p>- Add/copy/cut/paste/delete category in category tree</text:p>
            <text:p><text:span text:style-name="T6">Edit The </text:span><text:span text:style-name="T6">Category </text:span><text:span text:style-name="T6">tree</text:span></text:p>
            <text:p><text:span text:style-name="T29">- Click Edit </text:span><text:span text:style-name="T29">icon </text:span><text:span text:style-name="T29">correspondin</text:span><text:span text:style-name="T29">g 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Perform to </text:span><text:span text:style-name="T29">edit</text:span></text:p>
            <text:p><text:span text:style-name="T8">Delete </text:span><text:span text:style-name="T8">Category </text:span><text:span text:style-name="T8">tree</text:span></text:p>
            <text:p><text:span text:style-name="T29">- Click </text:span><text:span text:style-name="T29">correspondin</text:span><text:span text:style-name="T29">g Delete icon </text:span><text:span text:style-name="T29"><text:s/>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table:style-name="ce174" office:value-type="string">
            <text:p>Failed</text:p>
          </table:table-cell>
          <table:table-cell table:style-name="ce176" office:value-type="string">
            <text:p><text:a xlink:href="https://jira.exoplatform.org/browse/ECMS-3485">ECMS-3485</text:a></text:p>
          </table:table-cell>
          <table:table-cell table:number-columns-repeated="242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late</text:span></text:p>
            <text:p><text:span text:style-name="T9">- Click Save </text:span><text:span text:style-name="T9">button</text:span></text:p>
            <text:p><text:span text:style-name="T6">Delete </text:span><text:span text:style-name="T6">Template</text:span></text:p>
            <text:p><text:span text:style-name="T23">- Click on </text:span><text:span text:style-name="T23">correspondin</text:span><text:span text:style-name="T23">g Delete icon </text:span><text:span text:style-name="T23">of template </text:span><text:span text:style-name="T23">you want to </text:span><text:span text:style-name="T23">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</text:span><text:span text:style-name="T30">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Edit icon of </text:span><text:span text:style-name="T23">Metadata </text:span><text:span text:style-name="T23">you want to </text:span><text:span text:style-name="T23">edit</text:span></text:p>
            <text:p><text:span text:style-name="T23">- Perform to </text:span><text:span text:style-name="T23">edit</text:span></text:p>
            <text:p><text:span text:style-name="T23">- Click Apply</text:span></text:p>
            <text:p><text:span text:style-name="T6">Delete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Delete icon </text:span><text:span text:style-name="T23">of Metadata </text:span><text:span text:style-name="T23">you want to </text:span><text:span text:style-name="T23">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</text:span><text:span text:style-name="T30">button</text:span>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3">- Click on </text:span><text:span text:style-name="T23">correspondin</text:span><text:span text:style-name="T23">g Edit icon of </text:span><text:span text:style-name="T23">View you </text:span><text:span text:style-name="T23">want to edit</text:span></text:p>
            <text:p><text:span text:style-name="T23">- Perform to </text:span><text:span text:style-name="T23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3">- Go to</text:span><text:span text:style-name="T8"> </text:span><text:span text:style-name="T8">Content </text:span><text:span text:style-name="T8">Administrati</text:span><text:span text:style-name="T8">on/Content </text:span><text:span text:style-name="T8">Types/ </text:span><text:span text:style-name="T8">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3">- Click on </text:span><text:span text:style-name="T23">Add Query </text:span><text:span text:style-name="T23">button</text:span></text:p>
            <text:p><text:span text:style-name="T23">- Input all </text:span><text:span text:style-name="T23">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</text:span><text:span text:style-name="T23">Edit this </text:span><text:span text:style-name="T23">query of a </text:span><text:span text:style-name="T23">query, </text:span><text:span text:style-name="T23">perform to </text:span><text:span text:style-name="T23">edit</text:span></text:p>
            <text:p><text:span text:style-name="T8">Delete </text:span><text:span text:style-name="T8">Query</text:span></text:p>
            <text:p><text:span text:style-name="T8">- </text:span><text:span text:style-name="T23">Click on </text:span><text:span text:style-name="T23">Delete this </text:span><text:span text:style-name="T23">query icon of </text:span><text:span text:style-name="T23">a query</text:span></text:p>
            <text:p><text:span text:style-name="T23">- Click OK to </text:span><text:span text:style-name="T23">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s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3">Click on </text:span><text:span text:style-name="T23">Edit <text:s/>of a </text:span><text:span text:style-name="T23">Script, </text:span><text:span text:style-name="T23">perform to </text:span><text:span text:style-name="T23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trati</text:span><text:span text:style-name="T26">on/Advance</text:span><text:span text:style-name="T26">d </text:span><text:span text:style-name="T26">configuratio</text:span><text:span text:style-name="T26">n/Create </text:span><text:span text:style-name="T26">Action Type</text:span></text:p>
            <text:p><text:span text:style-name="T28">- Click on </text:span><text:span text:style-name="T28">Add button</text:span></text:p>
            <text:p><text:span text:style-name="T28">- Input </text:span><text:span text:style-name="T28">required </text:span><text:span text:style-name="T28">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/ users </text:span><text:span text:style-name="T9">which have </text:span><text:span text:style-name="T9">permission to </text:span><text:span text:style-name="T9">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</text:span><text:span text:style-name="T6">n/document</text:span><text:span text:style-name="T6">s/ Validation </text:span><text:span text:style-name="T6">Request</text:span> folder</text:p>
            <text:p>- Login by user is in validator:/platform/administrators group, eg John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</text:span><text:span text:style-name="T6">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</text:span><text:span text:style-name="T6">n/document</text:span><text:span text:style-name="T6">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</text:span><text:span text:style-name="T7">ministrators</text:span> 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</text:span><text:span text:style-name="T23">use in </text:span><text:span text:style-name="T23">Organization/ </text:span><text:span text:style-name="T23">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Manage</text:span></text:p>
            <text:p><text:span text:style-name="T23">- Click on </text:span><text:span text:style-name="T8">Finish it</text:span><text:span text:style-name="T23"> </text:span><text:span text:style-name="T23">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</text:span><text:span text:style-name="T7">ministrators </text:span>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Holiday </text:span><text:span text:style-name="T23">process</text:span></text:p>
            <text:p><text:span text:style-name="T23">- Click on </text:span><text:span text:style-name="T8">Approve</text:span><text:span text:style-name="T23"> </text:span><text:span text:style-name="T23">button</text:span></text:p>
            <text:p><text:span text:style-name="T23">- Login by </text:span><text:span text:style-name="T23">use Is in </text:span><text:span text:style-name="T23">Organization/ </text:span><text:span text:style-name="T23">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on </text:span><text:span text:style-name="T23">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09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5-09T09:27:34</dc:date>
    <meta:editing-cycles>153</meta:editing-cycles>
    <meta:editing-duration>P2DT21H30M21S</meta:editing-duration>
    <dc:creator>exoplatform </dc:creator>
    <meta:document-statistic meta:table-count="4" meta:cell-count="1354" meta:object-count="1"/>
    <meta:user-defined meta:name="Info 1"/>
    <meta:user-defined meta:name="Info 2"/>
    <meta:user-defined meta:name="Info 3"/>
    <meta:user-defined meta:name="Info 4"/>
  </office:meta>
</office:document-meta>
</file>